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07389"/>
    </style:style>
    <style:style style:name="P2" style:family="paragraph" style:parent-style-name="Heading_20_1">
      <style:paragraph-properties fo:break-before="pag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712_1072782762"/>U.S. imperialist blockade obstructed Cuban AIDS treatment<text:bookmark-end text:name="__RefHeading___Toc4712_1072782762"/></text:h>
      <text:p text:style-name="First_20_line_20_indent">A abordagem cubana contra a AIDS salvou vidas, disse Joseph Mutti em 1999. “Cuba now has one of the world’s lowest rates of infection, with only one of every 1,500 persons testing HIV-positive (the U.S. rate is 1 of every 550). Essa estatística chama a atenção sobretudo levando em conta a juventude ativamente sexual de Cuba e a atitude aberta do país com relação ao sexo." Editores da <text:span text:style-name="T1">MEDICC Review</text:span> explicaram que "Ao fim de 2001, Cuba terá atingido a sua ofensiva mais ambiciosa até então contra o HIV: estabelecendo uma Força Tarefa Nacional Contra a AIDS (GOPELS)", liderada pelo ministro de saúde pública e pelo secretário do conselho de ministros.</text:p>
      <text:p text:style-name="First_20_line_20_indent">"O trabalho deles será o de integrar estratégias de prevenção entre os vários atores nacionais, incluindo os Ministros da Saúde Pública e Educação, a Federação das Mulheres Cubanas, além de outras agências governamentais e ONGS. Eles serão guiados pelo "Plano Estratégico para Controle do HIV", delineando estratégias nacionais contra o vírus pelos próximos cinco anos." ("A Estratégia de Cuba")</text:p>
      <text:p text:style-name="First_20_line_20_indent">The biggest problem in dealing with AIDS on the island continued to be access to medicine for free distribution to the population because of the U.S. blockade.</text:p>
      <text:p text:style-name="First_20_line_20_indent"><text:span text:style-name="T1">MEDICC Review</text:span> noted in 2001 that, “Early treatment of AIDS consisted of AZT, interferons and other drugs commonly used in international protocols — but often more difficult for Cuba to purchase because many were patented by U.S. pharmaceutical companies and therefore not freely available to Cuban importers under the restrictions imposed by the U.S. embargo.</text:p>
      <text:p text:style-name="First_20_line_20_indent">“No início do ano, Cuba começou a produzir seus próprios antirretrovirais e a disponibilizá-los de graça para pacientes com AIDS. Cuba tem mantido um componente forte de pesquisas contra a AIDS, principalmente através de estudos de aplicação de interferons em pacientes com AIDS e da pesquisa contínua para desenvolver uma vacina contra HIV/AIDS."</text:p>
      <text:p text:style-name="First_20_line_20_indent">Em fevereiro de 2003, o tratamento de cubanos com AIDS havia melhorado consideravelmente ao longo dos últimos dois anos, porque a indústria farmacêutica de Cuba estava produzindo suas próprias cópias genéricas de medicamentos anti-HIV. Dr. Byron Barksdale, director of a U.S. medical group, said, “Cuba now produces enough anti-viral medicines for its own patients and it has offered to supply other nations in the Caribbean region.” (Cookson)</text:p>
      <text:p text:style-name="First_20_line_20_indent">O <text:span text:style-name="T1">Financial Times</text:span>, nada amigável à construção socialista, reportou que "Cuba tem muito a ensinar ao mundo na luta contra a AIDS, segundo a Associação Americana para o Avanço da Ciência em 16 de fevereiro de 2003. Um amplo programa de prevenção e tratamento, apoiado por uma forte ação política, deu ao país caribenho a menor prevalência de AIDS e infecção de HIV no hemisfério ocidental - e uma das menores taxas no mundo." (Cookson)&lt;</text:p>
      <text:h text:style-name="Heading_20_2" text:outline-level="2">Cuba aborda o impacto mundial</text:h>
      <text:p text:style-name="P1">Em sua edição coincidindo com o Dia Internacional da AIDS, em 2011, MEDICC Review destacou que "Hoje, aproximadamente 36 milhões de pessoas ao redor do mundo estão infectadas com HIV, mais de 25 milhões delas na África, onde a maioria é incapaz de pagar por medicamentos que possam estender suas vidas. Elas morrem sem a perspectiva de tratamento." ("A taxa de HIV-AIDS de Cuba"))</text:p>
      <text:p text:style-name="P1">A <text:span text:style-name="T1">MEDICC Review</text:span> reproduziu o texto completo de um discurso do vice-presidente cubano, Carlos Lage Dávilla, apresentado no início do ano na Assembleia Geral das Nações Unidas sobre AIDS. Lage Dávila havia oferecido a solidariedade de seu governo socialista para as pessoas com AIDS, "especialmente aquelas em países em desenvolvimento mais afetados."</text:p>
      <text:p text:style-name="First_20_line_20_indent">Em seu discurso em 25 de junho de 2001, Lage Dávila disse que "Nenhum país está livre da AIDS Alguns - os privilegiados e ricos - foram capazes de reduzir a taxa de mortalidade com medicamentos vendidos a preços altos e insensatos. Outros - os desprivilegiados e pobres - estão experienciando uma assustadora redução na expectativa de vida de suas populações e um declínio demográfico que poderia levá-los à extinção."</text:p>
      <text:p text:style-name="First_20_line_20_indent">Ele destacou que "Em muitas nações africanas o número de professores que morrem de AIDS por ano é maior do que o número de professores se formando, As mortes na África Subsaariana até hoje são equivalentes ao que resultaria o ato de bombardear a região com 70 bombas como as de Hiroshima e Nagasaki. É um paradoxo dramático que, neste milênio, o mesmo continente que testemunhou o surgimento dos primeiros ancestrais da humanidade, seis milhões de anos atrás, começa a testemunhar o desaparecimento da humanidade.</text:p>
      <text:p text:style-name="First_20_line_20_indent">“Cuba também sofre com essa doença; há 2565 pessoas vivendo com HIV/AIDS no nosso país, das quais 388 atualmente têm a doença em pleno desenvolvimento e 896 morreram nos últimos 14 anos.</text:p>
      <text:p text:style-name="First_20_line_20_indent">“Nosso programa contra a AIDS", explicou Lage Dávila, "garante cuidado abrangente para pessoas com HIV e AIDS, tratamento antirretroviral para todos, centros médicos especializados para quem necessita e uma luta constante para que pacientes atinjam uma completa integração social, com todos seus direitos e sem discriminação.</text:p>
      <text:p text:style-name="First_20_line_20_indent">“Também garante acesso a sangue seguro, certificando que 100% das doações de sangue sejam livres de AIDS, hepatite e outras doenças; testagem voluntárias de todas as mulheres grávidas, resultando em 0 transmissões mãe-criança desde 1997; e uma estratégia de educação e prevenção visando grupos vulneráveis, pessoas jovens e a pessoa inteira. Temos a menor taxa de AIDS nas Américas e uma das menores no mundo, com 0,3% da população entre 15 e 49 anos afetada.</text:p>
      <text:p text:style-name="First_20_line_20_indent">“Mesmo em face ao bloqueio [dos EUA], que impede acesso a 50% dos novos medicamentos do mundo por serem produzidos nos Estados Unidos", Lage Dávila destacou, "nós controlamos a epidemia e, além disso, atingimos uma expectativa de vida de 76 anos e uma taxa de mortalidade infantil menor que 7. Cuba participa nesta Assembleia como um membro responsável da comunidade internacional, exibindo solidariedade e modéstia e oferecendo gratuitamente nossa experiência e colaboração."</text:p>
      <text:h text:style-name="Heading_20_2" text:outline-level="2">Proposta de solidariedade</text:h>
      <text:p text:style-name="First_20_line_20_indent">Lage Dávila declarou que “O Secretário Geral da ONU propôs - e está fazendo um esforço digno e justo para obter - de 7 a 10 milhões de dólares para lutar contra a AIDS.. A quantidade não é suficiente, e o dinheiro sozinho não pode resolver o problema, mas é um começo necessário É incompreensível pensar que esse dinheiro que salva vidas não pode ser encontrado em um mundo que gasta 40 vezes mais em drogas ilegais, 80 vezes mais em orçamentos militares e 100 vezes mais em propaganda.</text:p>
      <text:p text:style-name="First_20_line_20_indent">"É incompreensível pensar que esse dinheiro que salva vidas não pode ser encontrado em um mundo onde 20% da população é responsável por 86% do consumo privado e onde as fortunas pessoais de 22 pessoas cada superam a quantia que o Secretário Geral está solicitando, fortunas que, no total, representam 43 vezes o seu pedido."</text:p>
      <text:p text:style-name="First_20_line_20_indent">Lage Dávila apontou para os EUA: "A nação mais rica e poderosa da história – que diz ser uma campeã dos direitos humanos, não faz seus pagamentos à ONU e está tentando reduzir suas contribuições à OMS [Organização Mundial da Saúde] – mal dedica 0,2% do seu produto interno bruto para o desenvolvimento. É o único país que votou contra a resolução que daria a todos os indivíduos o direito a acesso a medicamentos contra AIDS, enquanto, ao mesmo tempo, desencadeou uma corrida armamentista insana no mundo, com a venda dos mais sofisticados instrumentos de guerra aos seus aliados e seguidores, e sua iniciativa global de escudo antimísseis.</text:p>
      <text:p text:style-name="First_20_line_20_indent">"Não é necessário dizer mais nada para entender que a ordem econômica internacional é criminosamente injusta, que, quando as palavras 'democracia', 'direitos humanos', 'liberdade individual', 'igualdade de oportunidades' e outras saem da boca dos poderosos, elas soam vazias e demagógicas."</text:p>
      <text:p text:style-name="First_20_line_20_indent">Lage Dávila, representando Cuba, insistiu que a sessão especial da Assembleia Geral da ONU proclamasse que:</text:p>
      <text:p text:style-name="First_20_line_20_indent">"Drogas contra AIDS e outros medicamentos vitais necessários em larga escala não deveriam ser protegidos por patentes. As pessoas não podem ter a permissão de ganhar dinheiro com a vida de seres humanos.</text:p>
      <text:p text:style-name="First_20_line_20_indent">"A dívida externa dos países mais pobres deveria ser cancelada e imediata e incondicionalmente Eles já pagaram mais de uma vez.</text:p>
      <text:p text:style-name="First_20_line_20_indent">“The next Group of Seven meeting, instead of adopting a new economic liberalization to impose on the world’s poor and less fortunate, should agree to reduce their military budgets to raise at least U.S. $10 billion requested by the U.N. E eles deveriam angariar esses fundos hoje, não esperar sentados enquanto mais 25 milhões de pessoas morrem Esta é apenas uma pequena parte da sua dívida social com o Terceiro Mundo."”</text:p>
      <text:h text:style-name="Heading_20_2" text:outline-level="2">Oferta do governo cubano</text:h>
      <text:p text:style-name="First_20_line_20_indent">Lage Dávila concluiu com uma oferta do governo cubano aos países mais pobres e àqueles com a maior prevalência da doença:</text:p>
      <text:p text:style-name="First_20_line_20_indent">• Quatro mil médicos e profissionais de saúde para criar a infraestrutura necessária para fornecer à população os medicamentos prescritos e o acompanhamento necessário, bem como para treinar um grande número de especialistas em seus respectivos campos, incluindo enfermeiras e outros técnicos da área da saúde.</text:p>
      <text:p text:style-name="First_20_line_20_indent">• Professores suficientes para estabelecer 20 escolas de medicina, muitos dos quais poderiam ser escolhidos entre os 2359 médicos cubanos que estavam servidos na época em 17 países como parte do Programa de Saúde Integral de Cuba. Essas escolas poderiam treinar 1000 médicos por ano em países que mais precisam de assistência.</text:p>
      <text:p text:style-name="First_20_line_20_indent">• Médicos, professores, psicólogos e outros especialistas necessários para avaliar e colaborar com campanhas para prevenção da AIDS e outras doenças.</text:p>
      <text:p text:style-name="First_20_line_20_indent">• Equipamentos de diagnóstico e kits necessários para programas básicos de prevenção.</text:p>
      <text:p text:style-name="First_20_line_20_indent">• Tratamento antirretroviral para 30 mil pacientes.</text:p>
      <text:p text:style-name="First_20_line_20_indent">Lage Dávila concluiu que "Seria apenas necessário que a comunidade internacional fornecesse as matérias-primas para os medicamentos, os equipamentos e os recursos materiais para esses produtos e serviços. Cuba não teria nenhum lucro e pagaria os salários com a sua moeda nacional, de forma a assumir a parte mais dispendiosa para as agências internacionais de saúde, bem como a parte mais difícil, que é garantir que os profissionais sejam preparados e prontos para começar o trabalho."</text:p>
      <text:p text:style-name="First_20_line_20_indent">O bloqueio político e econômico, liderado pelos EUA, contra Cuba impediu que essa oferta de solidariedade socialista alcançasse aqueles no mundo que mais precis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U.S. imperialist blockade obstructed Cuban AIDS treatment</dc:title>
    <dc:date>2023-04-18T14:06:44.449331683</dc:date>
    <dc:creator>Daniel Garcia</dc:creator>
    <meta:editing-duration>P0D</meta:editing-duration>
    <meta:editing-cycles>1</meta:editing-cycles>
    <meta:document-statistic meta:table-count="0" meta:image-count="0" meta:object-count="0" meta:paragraph-count="35" meta:word-count="1607" meta:character-count="10023" meta:non-whitespace-character-count="8438"/>
    <meta:generator>LibreOffice/7.5.1.2$Linux_X86_64 LibreOffice_project/50$Build-2</meta:generator>
    <meta:template xlink:type="simple" xlink:actuate="onRequest" xlink:title="" xlink:href="../cubabook.odm" meta:date="2023-04-18T14:08:43.635714652"/>
  </office:meta>
</office:document-meta>
</file>